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playe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 text:c="4"/>EMPTY_TILE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 text:c="4"/>WALL,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s text:c="4"/>EXIT_STAIRS,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 text:c="4"/>DUMB_BOT,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s text:c="4"/>SENTINEL_BOT_EW,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s text:c="4"/>SENTINEL_BOT_NS,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<text:s text:c="4"/>LASER_N,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s text:c="4"/>LASER_E,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s text:c="4"/>LASER_W,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<text:s text:c="4"/>LASER_S,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4"/>POWERUP_BATTERY,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4"/>POWERUP_HEAD_OMNI,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4"/>POWERUP_HEAD_IR,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POWERUP_HEAD_LONGRANGE,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4"/>POWERUP_CHASSIS_SILENT,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POWERUP_CHASSIS_FAST,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POWERUP_CHASSIS_OFFROAD,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4"/>POWERUP_TOOL_LASER,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4"/>POWERUP_TOOL_ACTUATOR,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4"/>POWERUP_TOOL_PROBE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POWERUP_CPU</text:p>
          </table:table-cell>
          <table:table-cell office:value-type="string" calcext:value-type="string">
            <text:p>not implemente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BBL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SIC_DOO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WITCHED_DOO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MPUTER_DOO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WITCH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MPUTER</text:p>
          </table:table-cell>
          <table:table-cell/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23:47:49.213000000</meta:creation-date>
    <dc:date>2016-04-18T17:10:18.469000000</dc:date>
    <meta:editing-duration>PT1H5M27S</meta:editing-duration>
    <meta:editing-cycles>2</meta:editing-cycles>
    <meta:generator>LibreOffice/4.4.3.2$Windows_x86 LibreOffice_project/88805f81e9fe61362df02b9941de8e38a9b5fd16</meta:generator>
    <meta:document-statistic meta:table-count="1" meta:cell-count="57" meta:object-count="0"/>
  </office:meta>
</office:document-meta>
</file>